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5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cyc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torb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i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torbik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eroplan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i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ndba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ck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itca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nif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ffic light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vmonit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ire hydrant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ap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op sign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ell pho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king mete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cisso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nch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onitor liza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rash helm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hopping car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g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nak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rse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water snake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heep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reen snak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w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ight snake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lephan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ing snak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ear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arter snak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zebra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ring neck snak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iraffe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vine snak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ckpack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hunder sn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mbrella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andviper snak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andbag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gun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ie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achine gun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uitcas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istol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risbee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gas mask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ki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ki mask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nowboard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ports ba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"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kite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baseball bat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baseball glove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skateboard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surfboard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4"/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tennis racket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ottle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4"/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wine glas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cup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4"/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fork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knif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spoon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4"/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bowl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banana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apple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sandwich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broccoli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carrot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hot dog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pizza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donut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cake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chair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sofa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pottedplant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4"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bed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diningtabl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toilet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tvmonitor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laptop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mouse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remote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keyboard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cell phon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microwave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oven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toaster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sink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refrigerator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book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clock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vase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scissors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teddy bear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hair drier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toothbrush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monitor lizard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crash helmet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shopping cart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snak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water snake 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green snak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night snake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king snak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garter snak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ring neck snak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vine snak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thunder snak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sandviper snak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gun 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machine gun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pistol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gas mask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ski mask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fir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8:13:18.214015001</meta:creation-date>
    <dc:date>2019-10-08T03:50:26.669457138</dc:date>
    <meta:editing-duration>PT16M56S</meta:editing-duration>
    <meta:editing-cycles>4</meta:editing-cycles>
    <meta:generator>LibreOffice/5.1.6.2$Linux_X86_64 LibreOffice_project/10m0$Build-2</meta:generator>
    <meta:document-statistic meta:table-count="1" meta:cell-count="495" meta:object-count="0"/>
  </office:meta>
</office:document-meta>
</file>